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80%" draw:textarea-horizontal-align="justify" draw:textarea-vertical-align="middle" draw:auto-grow-height="false" fo:min-height="1.872cm" fo:min-width="1.622cm"/>
    </style:style>
    <style:style style:name="gr2" style:family="graphic" style:parent-style-name="standard">
      <style:graphic-properties svg:stroke-color="#007fff" draw:fill-color="#007fff" draw:opacity="80%" draw:textarea-horizontal-align="justify" draw:textarea-vertical-align="middle" draw:auto-grow-height="false" fo:min-height="1.872cm" fo:min-width="1.622cm"/>
    </style:style>
    <style:style style:name="gr3" style:family="graphic" style:parent-style-name="standard">
      <style:graphic-properties svg:stroke-color="#ffff00" draw:fill-color="#ffff00" draw:opacity="80%" draw:textarea-horizontal-align="justify" draw:textarea-vertical-align="middle" draw:auto-grow-height="false" fo:min-height="1.872cm" fo:min-width="1.622cm"/>
    </style:style>
    <style:style style:name="gr4" style:family="graphic" style:parent-style-name="standard">
      <style:graphic-properties svg:stroke-color="#fcfc8a" draw:fill-color="#fcfc8a" draw:opacity="80%" draw:textarea-horizontal-align="justify" draw:textarea-vertical-align="middle" draw:auto-grow-height="false" fo:min-height="1.872cm" fo:min-width="1.622cm"/>
    </style:style>
    <style:style style:name="gr5" style:family="graphic" style:parent-style-name="standard">
      <style:graphic-properties svg:stroke-color="#dada00" draw:fill-color="#dada00" draw:opacity="80%" draw:textarea-horizontal-align="justify" draw:textarea-vertical-align="middle" draw:auto-grow-height="false" fo:min-height="1.872cm" fo:min-width="1.622cm"/>
    </style:style>
    <style:style style:name="gr6" style:family="graphic" style:parent-style-name="standard">
      <style:graphic-properties svg:stroke-color="#7f00ff" draw:fill-color="#7f00ff" draw:opacity="80%" draw:textarea-horizontal-align="justify" draw:textarea-vertical-align="middle" draw:auto-grow-height="false" fo:min-height="1.872cm" fo:min-width="1.622cm"/>
    </style:style>
    <style:style style:name="gr7" style:family="graphic" style:parent-style-name="standard">
      <style:graphic-properties svg:stroke-color="#7e5f9f" draw:fill-color="#7e5f9f" draw:opacity="80%" draw:textarea-horizontal-align="justify" draw:textarea-vertical-align="middle" draw:auto-grow-height="false" fo:min-height="1.872cm" fo:min-width="1.622cm"/>
    </style:style>
    <style:style style:name="gr8" style:family="graphic" style:parent-style-name="standard">
      <style:graphic-properties svg:stroke-color="#00ff7f" draw:fill-color="#00ff7f" draw:opacity="80%" draw:textarea-horizontal-align="justify" draw:textarea-vertical-align="middle" draw:auto-grow-height="false" fo:min-height="1.872cm" fo:min-width="1.622cm"/>
    </style:style>
    <style:style style:name="gr9" style:family="graphic" style:parent-style-name="standard">
      <style:graphic-properties svg:stroke-color="#00ff00" draw:fill-color="#00ff00" draw:opacity="80%" draw:textarea-horizontal-align="justify" draw:textarea-vertical-align="middle" draw:auto-grow-height="false" fo:min-height="1.872cm" fo:min-width="1.622cm"/>
    </style:style>
    <style:style style:name="gr10" style:family="graphic" style:parent-style-name="standard">
      <style:graphic-properties svg:stroke-color="#7fff00" draw:fill-color="#7fff00" draw:opacity="80%" draw:textarea-horizontal-align="justify" draw:textarea-vertical-align="middle" draw:auto-grow-height="false" fo:min-height="1.872cm" fo:min-width="1.622cm"/>
    </style:style>
    <style:style style:name="gr11" style:family="graphic" style:parent-style-name="standard">
      <style:graphic-properties svg:stroke-color="#ff0000" draw:fill-color="#ff0000" draw:opacity="80%" draw:textarea-horizontal-align="justify" draw:textarea-vertical-align="middle" draw:auto-grow-height="false" fo:min-height="1.872cm" fo:min-width="1.622cm"/>
    </style:style>
    <style:style style:name="gr12" style:family="graphic" style:parent-style-name="standard">
      <style:graphic-properties svg:stroke-color="#ff007f" draw:fill-color="#ff007f" draw:opacity="80%" draw:textarea-horizontal-align="justify" draw:textarea-vertical-align="middle" draw:auto-grow-height="false" fo:min-height="1.872cm" fo:min-width="1.622cm"/>
    </style:style>
    <style:style style:name="gr13" style:family="graphic" style:parent-style-name="standard">
      <style:graphic-properties svg:stroke-color="#b2b2b2" draw:fill-color="#b2b2b2" draw:opacity="80%" draw:textarea-horizontal-align="justify" draw:textarea-vertical-align="middle" draw:auto-grow-height="false" fo:min-height="1.872cm" fo:min-width="1.622cm"/>
    </style:style>
    <style:style style:name="gr14" style:family="graphic" style:parent-style-name="standard">
      <style:graphic-properties svg:stroke-color="#b2b2b2" draw:fill-color="#808080" draw:opacity="80%" draw:textarea-horizontal-align="justify" draw:textarea-vertical-align="middle" draw:auto-grow-height="false" fo:min-height="1.872cm" fo:min-width="1.622cm"/>
    </style:style>
    <style:style style:name="gr15" style:family="graphic" style:parent-style-name="standard">
      <style:graphic-properties svg:stroke-color="#b2b2b2" draw:fill-color="#826d41" draw:opacity="80%" draw:textarea-horizontal-align="justify" draw:textarea-vertical-align="middle" draw:auto-grow-height="false" fo:min-height="1.872cm" fo:min-width="1.622cm"/>
    </style:style>
    <style:style style:name="gr16" style:family="graphic" style:parent-style-name="standard">
      <style:graphic-properties svg:stroke-color="#00a853" draw:fill-color="#00a853" draw:opacity="80%" draw:textarea-horizontal-align="justify" draw:textarea-vertical-align="middle" draw:auto-grow-height="false" fo:min-height="1.872cm" fo:min-width="1.622cm"/>
    </style:style>
    <style:style style:name="gr17" style:family="graphic" style:parent-style-name="standard">
      <style:graphic-properties svg:stroke-color="#53a800" draw:fill-color="#53a800" draw:opacity="80%" draw:textarea-horizontal-align="justify" draw:textarea-vertical-align="middle" draw:auto-grow-height="false" fo:min-height="1.872cm" fo:min-width="1.622cm"/>
    </style:style>
    <style:style style:name="gr18" style:family="graphic" style:parent-style-name="standard">
      <style:graphic-properties svg:stroke-color="#ff7f00" draw:fill-color="#ff7f00" draw:opacity="80%" draw:textarea-horizontal-align="justify" draw:textarea-vertical-align="middle" draw:auto-grow-height="false" fo:min-height="1.872cm" fo:min-width="1.622cm"/>
    </style:style>
    <style:style style:name="gr19" style:family="graphic" style:parent-style-name="standard">
      <style:graphic-properties svg:stroke-color="#fdae5f" draw:fill-color="#fdae5f" draw:opacity="80%" draw:textarea-horizontal-align="justify" draw:textarea-vertical-align="middle" draw:auto-grow-height="false" fo:min-height="1.872cm" fo:min-width="1.622cm"/>
    </style:style>
    <style:style style:name="gr20" style:family="graphic" style:parent-style-name="standard">
      <style:graphic-properties svg:stroke-color="#00ffff" draw:fill-color="#00ffff" draw:opacity="80%" draw:textarea-horizontal-align="justify" draw:textarea-vertical-align="middle" draw:auto-grow-height="false" fo:min-height="1.872cm" fo:min-width="1.622cm"/>
    </style:style>
    <style:style style:name="gr21" style:family="graphic" style:parent-style-name="standard">
      <style:graphic-properties svg:stroke-color="#3fbdbe" draw:fill-color="#3fbdbe" draw:opacity="80%" draw:textarea-horizontal-align="justify" draw:textarea-vertical-align="middle" draw:auto-grow-height="false" fo:min-height="1.872cm" fo:min-width="1.622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line-height="150%" fo:text-align="center"/>
    </style:style>
    <style:style style:name="P2" style:family="paragraph">
      <loext:graphic-properties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3" style:family="paragraph">
      <loext:graphic-properties draw:fill-color="#007fff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4" style:family="paragraph">
      <loext:graphic-properties draw:fill-color="#ffff0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5" style:family="paragraph">
      <loext:graphic-properties draw:fill-color="#fcfc8a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6" style:family="paragraph">
      <loext:graphic-properties draw:fill-color="#dada0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7" style:family="paragraph">
      <loext:graphic-properties draw:fill-color="#7f00ff" draw:opacity="80%"/>
      <style:paragraph-properties fo:line-height="150%" fo:text-align="center"/>
      <style:text-properties fo:color="#ffffff" style:font-name="Calibri" fo:font-size="12pt" style:font-size-asian="12pt" style:font-size-complex="12pt"/>
    </style:style>
    <style:style style:name="P8" style:family="paragraph">
      <loext:graphic-properties draw:fill-color="#7e5f9f" draw:opacity="80%"/>
      <style:paragraph-properties fo:line-height="150%" fo:text-align="center"/>
      <style:text-properties fo:color="#ffffff" style:font-name="Calibri" fo:font-size="12pt" style:font-size-asian="12pt" style:font-size-complex="12pt"/>
    </style:style>
    <style:style style:name="P9" style:family="paragraph">
      <loext:graphic-properties draw:fill-color="#00ff7f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0" style:family="paragraph">
      <loext:graphic-properties draw:fill-color="#00ff0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1" style:family="paragraph">
      <loext:graphic-properties draw:fill-color="#7fff0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2" style:family="paragraph">
      <loext:graphic-properties draw:fill-color="#ff000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3" style:family="paragraph">
      <loext:graphic-properties draw:fill-color="#ff007f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4" style:family="paragraph">
      <loext:graphic-properties draw:fill-color="#b2b2b2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5" style:family="paragraph">
      <loext:graphic-properties draw:fill-color="#80808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6" style:family="paragraph">
      <loext:graphic-properties draw:fill-color="#826d41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7" style:family="paragraph">
      <loext:graphic-properties draw:fill-color="#00a853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8" style:family="paragraph">
      <loext:graphic-properties draw:fill-color="#53a80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9" style:family="paragraph">
      <loext:graphic-properties draw:fill-color="#ff7f0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20" style:family="paragraph">
      <loext:graphic-properties draw:fill-color="#fdae5f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21" style:family="paragraph">
      <loext:graphic-properties draw:fill-color="#00ffff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22" style:family="paragraph">
      <loext:graphic-properties draw:fill-color="#3fbdbe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line-height="150%" fo:text-align="center"/>
      <style:text-properties fo:color="#ffffff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fo:color="#ffffff" style:font-name="Calibri" fo:font-size="12pt" style:font-size-asian="12pt" style:font-size-complex="12pt"/>
    </style:style>
    <style:style style:name="T3" style:family="tex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ff" style:font-name="Calibri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3cm" svg:x="20.05cm" svg:y="4.8cm">
          <text:p text:style-name="P1"><text:span text:style-name="T1">1</text:span></text:p>
          <text:p text:style-name="P1"><text:span text:style-name="T1">who.int</text:span></text:p>
          <text:p text:style-name="P1"><text:span text:style-name="T1">/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cm" svg:height="3cm" svg:x="20.05cm" svg:y="0.8cm">
          <text:p text:style-name="P1"><text:span text:style-name="T1">2</text:span></text:p>
          <text:p text:style-name="P1"><text:span text:style-name="T1">who.int</text:span></text:p>
          <text:p text:style-name="P1"><text:span text:style-name="T1">/n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3cm" svg:height="3cm" svg:x="10.45cm" svg:y="7.8cm">
          <text:p text:style-name="P1"><text:span text:style-name="T1">3</text:span></text:p>
          <text:p text:style-name="P1"><text:span text:style-name="T1">sante.gouv.fr</text:span></text:p>
          <text:p text:style-name="P1"><text:span text:style-name="T1">/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3cm" svg:height="3cm" svg:x="15.95cm" svg:y="9cm">
          <text:p text:style-name="P1"><text:span text:style-name="T1">4</text:span></text:p>
          <text:p text:style-name="P1"><text:span text:style-name="T1">sante.gouv.fr</text:span></text:p>
          <text:p text:style-name="P1"><text:span text:style-name="T1">/con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3cm" svg:height="3cm" svg:x="11.55cm" svg:y="12.5cm">
          <text:p text:style-name="P1"><text:span text:style-name="T1">5</text:span></text:p>
          <text:p text:style-name="P1"><text:span text:style-name="T1">sante.gouv.fr</text:span></text:p>
          <text:p text:style-name="P1"><text:span text:style-name="T1">/recommand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7" draw:id="id7" draw:layer="layout" svg:width="3cm" svg:height="3cm" svg:x="6.05cm" svg:y="4cm">
          <text:p text:style-name="P1"><text:span text:style-name="T2">6</text:span></text:p>
          <text:p text:style-name="P1"><text:span text:style-name="T2">monblogsante.fr</text:span></text:p>
          <text:p text:style-name="P1"><text:span text:style-name="T2">/consei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9" draw:id="id9" draw:layer="layout" svg:width="3cm" svg:height="3cm" svg:x="1.15cm" svg:y="2.1cm">
          <text:p text:style-name="P1"><text:span text:style-name="T2">7</text:span></text:p>
          <text:p text:style-name="P1"><text:span text:style-name="T2">monblogsante.fr</text:span></text:p>
          <text:p text:style-name="P1"><text:span text:style-name="T2">/quisuisj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2" draw:id="id12" draw:layer="layout" svg:width="3cm" svg:height="3cm" svg:x="0.85cm" svg:y="12.4cm">
          <text:p text:style-name="P1"><text:span text:style-name="T1">8</text:span></text:p>
          <text:p text:style-name="P1"><text:span text:style-name="T1">masante.fr</text:span></text:p>
          <text:p text:style-name="P1"><text:span text:style-name="T1">/douleu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8" draw:id="id8" draw:layer="layout" svg:width="3cm" svg:height="3cm" svg:x="5.05cm" svg:y="13.1cm">
          <text:p text:style-name="P1"><text:span text:style-name="T1">9</text:span></text:p>
          <text:p text:style-name="P1"><text:span text:style-name="T1">masante.fr</text:span></text:p>
          <text:p text:style-name="P1"><text:span text:style-name="T1">/soi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0" draw:id="id10" draw:layer="layout" svg:width="3cm" svg:height="3cm" svg:x="2.05cm" svg:y="16.6cm">
          <text:p text:style-name="P1"><text:span text:style-name="T1">10</text:span></text:p>
          <text:p text:style-name="P1"><text:span text:style-name="T1">masante.fr</text:span></text:p>
          <text:p text:style-name="P1"><text:span text:style-name="T1">/FA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13" draw:id="id13" draw:layer="layout" svg:width="3cm" svg:height="3cm" svg:x="12.45cm" svg:y="23.2cm">
          <text:p text:style-name="P1"><text:span text:style-name="T1">11</text:span></text:p>
          <text:p text:style-name="P1"><text:span text:style-name="T1">quotidiensante.fr</text:span></text:p>
          <text:p text:style-name="P1"><text:span text:style-name="T1">/adr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11" draw:id="id11" draw:layer="layout" svg:width="3cm" svg:height="3cm" svg:x="9.15cm" svg:y="19.6cm">
          <text:p text:style-name="P1"><text:span text:style-name="T1">12</text:span></text:p>
          <text:p text:style-name="P1"><text:span text:style-name="T1">quotidiensante.fr</text:span></text:p>
          <text:p text:style-name="P1"><text:span text:style-name="T1">/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6" draw:id="id6" draw:layer="layout" svg:width="3cm" svg:height="3cm" svg:x="17.05cm" svg:y="16.5cm">
          <text:p text:style-name="P1"><text:span text:style-name="T1">13</text:span></text:p>
          <text:p text:style-name="P1"><text:span text:style-name="T1">sante.gouv.qc.ca</text:span></text:p>
          <text:p text:style-name="P1"><text:span text:style-name="T1">/consei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4" draw:id="id14" draw:layer="layout" svg:width="3cm" svg:height="3cm" svg:x="20.65cm" svg:y="11.9cm">
          <text:p text:style-name="P1"><text:span text:style-name="T1">14</text:span></text:p>
          <text:p text:style-name="P1"><text:span text:style-name="T1">sante.gouv.qc.ca</text:span></text:p>
          <text:p text:style-name="P1"><text:span text:style-name="T1">/preca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15" draw:id="id15" draw:layer="layout" svg:width="3cm" svg:height="3cm" svg:x="25.45cm" svg:y="15.6cm">
          <text:p text:style-name="P1"><text:span text:style-name="T1">15</text:span></text:p>
          <text:p text:style-name="P1"><text:span text:style-name="T1">sante-quebec.ca</text:span></text:p>
          <text:p text:style-name="P1"><text:span text:style-name="T1">/bienven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xml:id="id16" draw:id="id16" draw:layer="layout" svg:width="3cm" svg:height="3cm" svg:x="30.35cm" svg:y="9cm">
          <text:p text:style-name="P1"><text:span text:style-name="T1">16</text:span></text:p>
          <text:p text:style-name="P1"><text:span text:style-name="T1">health.gov.uk</text:span></text:p>
          <text:p text:style-name="P1"><text:span text:style-name="T1">/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xml:id="id17" draw:id="id17" draw:layer="layout" svg:width="3cm" svg:height="3cm" svg:x="29.85cm" svg:y="3.2cm">
          <text:p text:style-name="P1"><text:span text:style-name="T1">17</text:span></text:p>
          <text:p text:style-name="P1"><text:span text:style-name="T1">health.gov.uk</text:span></text:p>
          <text:p text:style-name="P1"><text:span text:style-name="T1">/con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18" draw:id="id18" draw:layer="layout" svg:width="3cm" svg:height="3cm" svg:x="38.15cm" svg:y="7.8cm">
          <text:p text:style-name="P1"><text:span text:style-name="T1">18</text:span></text:p>
          <text:p text:style-name="P1"><text:span text:style-name="T1">behealthy.uk.co</text:span></text:p>
          <text:p text:style-name="P1"><text:span text:style-name="T1">/welc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xml:id="id19" draw:id="id19" draw:layer="layout" svg:width="3cm" svg:height="3cm" svg:x="37.85cm" svg:y="3.1cm">
          <text:p text:style-name="P1"><text:span text:style-name="T1">19</text:span></text:p>
          <text:p text:style-name="P1"><text:span text:style-name="T1">behealthy.uk.co</text:span></text:p>
          <text:p text:style-name="P1"><text:span text:style-name="T1">/whoa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21" draw:id="id21" draw:layer="layout" svg:width="3cm" svg:height="3cm" svg:x="35.85cm" svg:y="19.5cm">
          <text:p text:style-name="P1"><text:span text:style-name="T1">20</text:span></text:p>
          <text:p text:style-name="P1"><text:span text:style-name="T1">myhealth.uk.co</text:span></text:p>
          <text:p text:style-name="P1"><text:span text:style-name="T1">/FA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0" draw:id="id20" draw:layer="layout" svg:width="3cm" svg:height="3cm" svg:x="34.25cm" svg:y="13.8cm">
          <text:p text:style-name="P1"><text:span text:style-name="T1">21</text:span></text:p>
          <text:p text:style-name="P1"><text:span text:style-name="T1">myhealth.uk.co</text:span></text:p>
          <text:p text:style-name="P1"><text:span text:style-name="T1">/produ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1.55cm" svg:y1="4.8cm" svg:x2="21.55cm" svg:y2="3.8cm" draw:start-shape="id1" draw:start-glue-point="4" draw:end-shape="id2" draw:end-glue-point="8" svg:d="M21550 4800v-1000" svg:viewBox="0 0 1 1001">
          <text:p/>
        </draw:connector>
        <draw:connector draw:style-name="gr22" draw:text-style-name="P23" draw:layer="layout" draw:type="line" svg:x1="13.45cm" svg:y1="9.3cm" svg:x2="16.389cm" svg:y2="9.439cm" draw:start-shape="id3" draw:end-shape="id4" draw:end-glue-point="5" svg:d="M13450 9300l2939 139" svg:viewBox="0 0 2940 140">
          <text:p/>
        </draw:connector>
        <draw:connector draw:style-name="gr22" draw:text-style-name="P23" draw:layer="layout" draw:type="line" svg:x1="11.95cm" svg:y1="10.8cm" svg:x2="13.05cm" svg:y2="12.5cm" draw:start-shape="id3" draw:start-glue-point="8" draw:end-shape="id5" draw:end-glue-point="4" svg:d="M11950 10800l1100 1700" svg:viewBox="0 0 1101 1701">
          <text:p/>
        </draw:connector>
        <draw:connector draw:style-name="gr22" draw:text-style-name="P23" draw:layer="layout" draw:type="line" svg:x1="18.511cm" svg:y1="9.439cm" svg:x2="20.05cm" svg:y2="6.3cm" draw:start-shape="id4" draw:start-glue-point="11" draw:end-shape="id1" draw:end-glue-point="6" svg:d="M18511 9439l1539-3139" svg:viewBox="0 0 1540 3140">
          <text:p/>
        </draw:connector>
        <draw:connector draw:style-name="gr22" draw:text-style-name="P23" draw:layer="layout" draw:type="line" svg:x1="17.45cm" svg:y1="12cm" svg:x2="17.489cm" svg:y2="16.939cm" draw:start-shape="id4" draw:start-glue-point="8" draw:end-shape="id6" draw:end-glue-point="5" svg:d="M17450 12000l39 4939" svg:viewBox="0 0 40 4940">
          <text:p/>
        </draw:connector>
        <draw:connector draw:style-name="gr22" draw:text-style-name="P23" draw:layer="layout" draw:type="line" svg:x1="9.05cm" svg:y1="5.5cm" svg:x2="20.489cm" svg:y2="5.239cm" draw:start-shape="id7" draw:start-glue-point="10" draw:end-shape="id1" draw:end-glue-point="5" svg:d="M9050 5500l11439-261" svg:viewBox="0 0 11440 262">
          <text:p/>
        </draw:connector>
        <draw:connector draw:style-name="gr22" draw:text-style-name="P23" draw:layer="layout" draw:type="line" svg:x1="8.611cm" svg:y1="6.561cm" svg:x2="10.889cm" svg:y2="8.239cm" draw:start-shape="id7" draw:start-glue-point="9" draw:end-shape="id3" draw:end-glue-point="5" svg:d="M8611 6561l2278 1678" svg:viewBox="0 0 2279 1679">
          <text:p/>
        </draw:connector>
        <draw:connector draw:style-name="gr22" draw:text-style-name="P23" draw:layer="layout" draw:type="line" svg:x1="7.55cm" svg:y1="7cm" svg:x2="6.55cm" svg:y2="13.1cm" draw:start-shape="id7" draw:start-glue-point="8" draw:end-shape="id8" draw:end-glue-point="4" svg:d="M7550 7000l-1000 6100" svg:viewBox="0 0 1001 6101">
          <text:p/>
        </draw:connector>
        <draw:connector draw:style-name="gr22" draw:text-style-name="P23" draw:layer="layout" draw:type="line" svg:x1="4.15cm" svg:y1="3.6cm" svg:x2="6.489cm" svg:y2="4.439cm" draw:start-shape="id9" draw:start-glue-point="10" draw:end-shape="id7" draw:end-glue-point="5" svg:d="M4150 3600l2339 839" svg:viewBox="0 0 2340 840">
          <text:p/>
        </draw:connector>
        <draw:connector draw:style-name="gr22" draw:text-style-name="P23" draw:layer="layout" draw:type="line" svg:x1="7.611cm" svg:y1="13.539cm" svg:x2="10.889cm" svg:y2="10.361cm" draw:start-shape="id8" draw:start-glue-point="11" draw:end-shape="id3" draw:end-glue-point="7" svg:d="M7611 13539l3278-3178" svg:viewBox="0 0 3279 3179">
          <text:p/>
        </draw:connector>
        <draw:connector draw:style-name="gr22" draw:text-style-name="P23" draw:layer="layout" draw:type="line" svg:x1="4.611cm" svg:y1="19.161cm" svg:x2="9.589cm" svg:y2="20.039cm" draw:start-shape="id10" draw:start-glue-point="9" draw:end-shape="id11" draw:end-glue-point="5" svg:d="M4611 19161l4978 878" svg:viewBox="0 0 4979 879">
          <text:p/>
        </draw:connector>
        <draw:connector draw:style-name="gr22" draw:text-style-name="P23" draw:layer="layout" draw:type="line" svg:x1="2.489cm" svg:y1="17.039cm" svg:x2="2.35cm" svg:y2="15.4cm" draw:start-shape="id10" draw:start-glue-point="5" draw:end-shape="id12" draw:end-glue-point="8" svg:d="M2489 17039l-139-1639" svg:viewBox="0 0 140 1640">
          <text:p/>
        </draw:connector>
        <draw:connector draw:style-name="gr22" draw:text-style-name="P23" draw:layer="layout" draw:type="line" svg:x1="4.611cm" svg:y1="17.039cm" svg:x2="5.489cm" svg:y2="15.661cm" draw:start-shape="id10" draw:start-glue-point="11" draw:end-shape="id8" draw:end-glue-point="7" svg:d="M4611 17039l878-1378" svg:viewBox="0 0 879 1379">
          <text:p/>
        </draw:connector>
        <draw:connector draw:style-name="gr22" draw:text-style-name="P23" draw:layer="layout" draw:type="line" svg:x1="12.889cm" svg:y1="23.639cm" svg:x2="11.711cm" svg:y2="22.161cm" draw:start-shape="id13" draw:start-glue-point="5" draw:end-shape="id11" draw:end-glue-point="9" svg:d="M12889 23639l-1178-1478" svg:viewBox="0 0 1179 1479">
          <text:p/>
        </draw:connector>
        <draw:connector draw:style-name="gr22" draw:text-style-name="P23" draw:layer="layout" draw:type="line" svg:x1="10.65cm" svg:y1="19.6cm" svg:x2="13.05cm" svg:y2="15.5cm" draw:start-shape="id11" draw:start-glue-point="4" draw:end-shape="id5" draw:end-glue-point="8" svg:d="M10650 19600l2400-4100" svg:viewBox="0 0 2401 4101">
          <text:p/>
        </draw:connector>
        <draw:connector draw:style-name="gr22" draw:text-style-name="P23" draw:layer="layout" draw:type="line" svg:x1="19.611cm" svg:y1="16.939cm" svg:x2="21.089cm" svg:y2="14.461cm" draw:start-shape="id6" draw:start-glue-point="11" draw:end-shape="id14" draw:end-glue-point="7" svg:d="M19611 16939l1478-2478" svg:viewBox="0 0 1479 2479">
          <text:p/>
        </draw:connector>
        <draw:connector draw:style-name="gr22" draw:text-style-name="P23" draw:layer="layout" draw:type="line" svg:x1="22.15cm" svg:y1="11.9cm" svg:x2="21.55cm" svg:y2="7.8cm" draw:start-shape="id14" draw:start-glue-point="4" draw:end-shape="id1" draw:end-glue-point="8" svg:d="M22150 11900l-600-4100" svg:viewBox="0 0 601 4101">
          <text:p/>
        </draw:connector>
        <draw:connector draw:style-name="gr22" draw:text-style-name="P23" draw:layer="layout" draw:type="line" svg:x1="25.45cm" svg:y1="17.1cm" svg:x2="20.05cm" svg:y2="18cm" draw:start-shape="id15" draw:start-glue-point="6" draw:end-shape="id6" draw:end-glue-point="10" svg:d="M25450 17100l-5400 900" svg:viewBox="0 0 5401 901">
          <text:p/>
        </draw:connector>
        <draw:connector draw:style-name="gr22" draw:text-style-name="P23" draw:layer="layout" draw:type="line" svg:x1="26.95cm" svg:y1="15.6cm" svg:x2="22.611cm" svg:y2="7.361cm" draw:start-shape="id15" draw:start-glue-point="4" draw:end-shape="id1" draw:end-glue-point="9" svg:d="M26950 15600l-4339-8239" svg:viewBox="0 0 4340 8240">
          <text:p/>
        </draw:connector>
        <draw:connector draw:style-name="gr22" draw:text-style-name="P23" draw:layer="layout" draw:type="line" svg:x1="31.85cm" svg:y1="9cm" svg:x2="31.35cm" svg:y2="6.2cm" draw:start-shape="id16" draw:start-glue-point="4" draw:end-shape="id17" draw:end-glue-point="8" svg:d="M31850 9000l-500-2800" svg:viewBox="0 0 501 2801">
          <text:p/>
        </draw:connector>
        <draw:connector draw:style-name="gr22" draw:text-style-name="P23" draw:layer="layout" draw:type="line" svg:x1="29.85cm" svg:y1="4.7cm" svg:x2="23.05cm" svg:y2="6.3cm" draw:start-shape="id17" draw:start-glue-point="6" draw:end-shape="id1" draw:end-glue-point="10" svg:d="M29850 4700l-6800 1600" svg:viewBox="0 0 6801 1601">
          <text:p/>
        </draw:connector>
        <draw:connector draw:style-name="gr22" draw:text-style-name="P23" draw:layer="layout" draw:type="line" svg:x1="39.65cm" svg:y1="7.8cm" svg:x2="39.35cm" svg:y2="6.1cm" draw:start-shape="id18" draw:end-shape="id19" svg:d="M39650 7800l-300-1700" svg:viewBox="0 0 301 1701">
          <text:p/>
        </draw:connector>
        <draw:connector draw:style-name="gr22" draw:text-style-name="P23" draw:layer="layout" draw:type="line" svg:x1="38.15cm" svg:y1="9.3cm" svg:x2="33.35cm" svg:y2="10.5cm" draw:start-shape="id18" draw:start-glue-point="6" draw:end-shape="id16" draw:end-glue-point="10" svg:d="M38150 9300l-4800 1200" svg:viewBox="0 0 4801 1201">
          <text:p/>
        </draw:connector>
        <draw:connector draw:style-name="gr22" draw:text-style-name="P23" draw:layer="layout" draw:type="line" svg:x1="35.75cm" svg:y1="16.8cm" svg:x2="37.35cm" svg:y2="19.5cm" draw:start-shape="id20" draw:start-glue-point="8" draw:end-shape="id21" svg:d="M35750 16800l1600 2700" svg:viewBox="0 0 1601 2701">
          <text:p/>
        </draw:connector>
        <draw:connector draw:style-name="gr22" draw:text-style-name="P23" draw:layer="layout" draw:type="line" svg:x1="34.689cm" svg:y1="14.239cm" svg:x2="32.911cm" svg:y2="11.561cm" draw:start-shape="id20" draw:start-glue-point="5" draw:end-shape="id16" draw:end-glue-point="9" svg:d="M34689 14239l-1778-2678" svg:viewBox="0 0 1779 2679">
          <text:p/>
        </draw:connector>
        <draw:connector draw:style-name="gr22" draw:text-style-name="P23" draw:layer="layout" draw:type="line" svg:x1="36.811cm" svg:y1="14.239cm" svg:x2="39.65cm" svg:y2="10.8cm" draw:start-shape="id20" draw:start-glue-point="11" draw:end-shape="id18" draw:end-glue-point="8" svg:d="M36811 14239l2839-3439" svg:viewBox="0 0 2840 3440">
          <text:p/>
        </draw:connector>
      </draw:page>
      <draw:page draw:name="page2" draw:style-name="dp1" draw:master-page-name="Standard">
        <draw:custom-shape draw:style-name="gr1" draw:text-style-name="P2" xml:id="id22" draw:id="id22" draw:layer="layout" svg:width="3cm" svg:height="3cm" svg:x="20.051cm" svg:y="4.801cm">
          <text:p text:style-name="P1"><text:span text:style-name="T1">1</text:span></text:p>
          <text:p text:style-name="P1"><text:span text:style-name="T1">who.int</text:span></text:p>
          <text:p text:style-name="P1"><text:span text:style-name="T1">/home</text:span></text:p>
          <text:p text:style-name="P1"><text:span text:style-name="T3">IN=5</text:span><text:span text:style-name="T4"><text:tab/></text:span><text:span text:style-name="T3">PR=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3cm" svg:height="3cm" svg:x="20.051cm" svg:y="0.801cm">
          <text:p text:style-name="P1"><text:span text:style-name="T1">2</text:span></text:p>
          <text:p text:style-name="P1"><text:span text:style-name="T1">who.int</text:span></text:p>
          <text:p text:style-name="P1"><text:span text:style-name="T1">/nations</text:span></text:p>
          <text:p text:style-name="P1"><text:span text:style-name="T3">IN=1</text:span><text:span text:style-name="T4"><text:tab/></text:span><text:span text:style-name="T3">PR=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4" draw:id="id24" draw:layer="layout" svg:width="3cm" svg:height="3cm" svg:x="10.451cm" svg:y="7.801cm">
          <text:p text:style-name="P1"><text:span text:style-name="T1">3</text:span></text:p>
          <text:p text:style-name="P1"><text:span text:style-name="T1">sante.gouv.fr</text:span></text:p>
          <text:p text:style-name="P1"><text:span text:style-name="T1">/accueil</text:span></text:p>
          <text:p text:style-name="P1"><text:span text:style-name="T3">IN=2</text:span><text:span text:style-name="T4"><text:tab/></text:span><text:span text:style-name="T3">PR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5" draw:id="id25" draw:layer="layout" svg:width="3cm" svg:height="3cm" svg:x="15.951cm" svg:y="9.001cm">
          <text:p text:style-name="P1"><text:span text:style-name="T1">4</text:span></text:p>
          <text:p text:style-name="P1"><text:span text:style-name="T1">sante.gouv.fr</text:span></text:p>
          <text:p text:style-name="P1"><text:span text:style-name="T1">/contact</text:span></text:p>
          <text:p text:style-name="P1"><text:span text:style-name="T3">IN=1</text:span><text:span text:style-name="T4"><text:tab/></text:span><text:span text:style-name="T3">PR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6" draw:id="id26" draw:layer="layout" svg:width="3cm" svg:height="3cm" svg:x="11.551cm" svg:y="12.501cm">
          <text:p text:style-name="P1"><text:span text:style-name="T1">5</text:span></text:p>
          <text:p text:style-name="P1"><text:span text:style-name="T1">sante.gouv.fr</text:span></text:p>
          <text:p text:style-name="P1"><text:span text:style-name="T1">/recommandations</text:span></text:p>
          <text:p text:style-name="P1"><text:span text:style-name="T3">IN=2</text:span><text:span text:style-name="T4"><text:tab/></text:span><text:span text:style-name="T3">PR=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8" draw:id="id28" draw:layer="layout" svg:width="3cm" svg:height="3cm" svg:x="6.051cm" svg:y="4.001cm">
          <text:p text:style-name="P24"><text:span text:style-name="T1">6</text:span></text:p>
          <text:p text:style-name="P24"><text:span text:style-name="T1">monblogsante.fr</text:span></text:p>
          <text:p text:style-name="P24"><text:span text:style-name="T1">/conseils</text:span></text:p>
          <text:p text:style-name="P1"><text:span text:style-name="T5">IN=1</text:span><text:span text:style-name="T5"><text:tab/></text:span><text:span text:style-name="T5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0" draw:id="id30" draw:layer="layout" svg:width="3cm" svg:height="3cm" svg:x="1.151cm" svg:y="2.101cm">
          <text:p text:style-name="P24"><text:span text:style-name="T1">7</text:span></text:p>
          <text:p text:style-name="P24"><text:span text:style-name="T1">monblogsante.fr</text:span></text:p>
          <text:p text:style-name="P24"><text:span text:style-name="T1">/quisuisje</text:span></text:p>
          <text:p text:style-name="P1"><text:span text:style-name="T5">IN=0</text:span><text:span text:style-name="T5"><text:tab/></text:span><text:span text:style-name="T5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33" draw:id="id33" draw:layer="layout" svg:width="3cm" svg:height="3cm" svg:x="0.851cm" svg:y="12.401cm">
          <text:p text:style-name="P1"><text:span text:style-name="T1">8</text:span></text:p>
          <text:p text:style-name="P1"><text:span text:style-name="T1">masante.fr</text:span></text:p>
          <text:p text:style-name="P1"><text:span text:style-name="T1">/douleurs</text:span></text:p>
          <text:p text:style-name="P1"><text:span text:style-name="T3">IN=1</text:span><text:span text:style-name="T4"><text:tab/></text:span><text:span text:style-name="T3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9" draw:id="id29" draw:layer="layout" svg:width="3cm" svg:height="3cm" svg:x="5.051cm" svg:y="13.101cm">
          <text:p text:style-name="P1"><text:span text:style-name="T1">9</text:span></text:p>
          <text:p text:style-name="P1"><text:span text:style-name="T1">masante.fr</text:span></text:p>
          <text:p text:style-name="P1"><text:span text:style-name="T1">/soins</text:span></text:p>
          <text:p text:style-name="P1"><text:span text:style-name="T3">IN=2</text:span><text:span text:style-name="T4"><text:tab/></text:span><text:span text:style-name="T3">PR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1" draw:id="id31" draw:layer="layout" svg:width="3cm" svg:height="3cm" svg:x="2.051cm" svg:y="16.601cm">
          <text:p text:style-name="P1"><text:span text:style-name="T1">10</text:span></text:p>
          <text:p text:style-name="P1"><text:span text:style-name="T1">masante.fr</text:span></text:p>
          <text:p text:style-name="P1"><text:span text:style-name="T1">/FAQ</text:span></text:p>
          <text:p text:style-name="P1"><text:span text:style-name="T3">IN=0</text:span><text:span text:style-name="T4"><text:tab/></text:span><text:span text:style-name="T3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4" draw:id="id34" draw:layer="layout" svg:width="3cm" svg:height="3cm" svg:x="12.451cm" svg:y="23.201cm">
          <text:p text:style-name="P1"><text:span text:style-name="T1">11</text:span></text:p>
          <text:p text:style-name="P1"><text:span text:style-name="T1">quotidiensante.fr</text:span></text:p>
          <text:p text:style-name="P1"><text:span text:style-name="T1">/adresses</text:span></text:p>
          <text:p text:style-name="P1"><text:span text:style-name="T3">IN=0</text:span><text:span text:style-name="T4"><text:tab/></text:span><text:span text:style-name="T3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32" draw:id="id32" draw:layer="layout" svg:width="3cm" svg:height="3cm" svg:x="9.151cm" svg:y="19.601cm">
          <text:p text:style-name="P1"><text:span text:style-name="T1">12</text:span></text:p>
          <text:p text:style-name="P1"><text:span text:style-name="T1">quotidiensante.fr</text:span></text:p>
          <text:p text:style-name="P1"><text:span text:style-name="T1">/accueil</text:span></text:p>
          <text:p text:style-name="P1"><text:span text:style-name="T3">IN=2</text:span><text:span text:style-name="T4"><text:tab/></text:span><text:span text:style-name="T3">PR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27" draw:id="id27" draw:layer="layout" svg:width="3cm" svg:height="3cm" svg:x="17.051cm" svg:y="16.501cm">
          <text:p text:style-name="P1"><text:span text:style-name="T1">13</text:span></text:p>
          <text:p text:style-name="P1"><text:span text:style-name="T1">sante.gouv.qc.ca</text:span></text:p>
          <text:p text:style-name="P1"><text:span text:style-name="T1">/conseils</text:span></text:p>
          <text:p text:style-name="P1"><text:span text:style-name="T3">IN=2</text:span><text:span text:style-name="T4"><text:tab/></text:span><text:span text:style-name="T3">PR=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35" draw:id="id35" draw:layer="layout" svg:width="3cm" svg:height="3cm" svg:x="20.651cm" svg:y="11.901cm">
          <text:p text:style-name="P1"><text:span text:style-name="T1">14</text:span></text:p>
          <text:p text:style-name="P1"><text:span text:style-name="T1">sante.gouv.qc.ca</text:span></text:p>
          <text:p text:style-name="P1"><text:span text:style-name="T1">/precautions</text:span></text:p>
          <text:p text:style-name="P1"><text:span text:style-name="T3">IN=1</text:span><text:span text:style-name="T4"><text:tab/></text:span><text:span text:style-name="T3">PR=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36" draw:id="id36" draw:layer="layout" svg:width="3cm" svg:height="3cm" svg:x="25.451cm" svg:y="15.601cm">
          <text:p text:style-name="P1"><text:span text:style-name="T1">15</text:span></text:p>
          <text:p text:style-name="P1"><text:span text:style-name="T1">sante-quebec.ca</text:span></text:p>
          <text:p text:style-name="P1"><text:span text:style-name="T1">/bienvenue</text:span></text:p>
          <text:p text:style-name="P1"><text:span text:style-name="T3">IN=0</text:span><text:span text:style-name="T4"><text:tab/></text:span><text:span text:style-name="T3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xml:id="id37" draw:id="id37" draw:layer="layout" svg:width="3cm" svg:height="3cm" svg:x="30.351cm" svg:y="9.001cm">
          <text:p text:style-name="P1"><text:span text:style-name="T1">16</text:span></text:p>
          <text:p text:style-name="P1"><text:span text:style-name="T1">health.gov.uk</text:span></text:p>
          <text:p text:style-name="P1"><text:span text:style-name="T1">/home</text:span></text:p>
          <text:p text:style-name="P1"><text:span text:style-name="T3">IN=2</text:span><text:span text:style-name="T4"><text:tab/></text:span><text:span text:style-name="T3">PR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xml:id="id38" draw:id="id38" draw:layer="layout" svg:width="3cm" svg:height="3cm" svg:x="29.851cm" svg:y="3.201cm">
          <text:p text:style-name="P1"><text:span text:style-name="T1">17</text:span></text:p>
          <text:p text:style-name="P1"><text:span text:style-name="T1">health.gov.uk</text:span></text:p>
          <text:p text:style-name="P1"><text:span text:style-name="T1">/contact</text:span></text:p>
          <text:p text:style-name="P1"><text:span text:style-name="T3">IN=1</text:span><text:span text:style-name="T4"><text:tab/></text:span><text:span text:style-name="T3">PR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39" draw:id="id39" draw:layer="layout" svg:width="3cm" svg:height="3cm" svg:x="38.151cm" svg:y="7.801cm">
          <text:p text:style-name="P1"><text:span text:style-name="T1">18</text:span></text:p>
          <text:p text:style-name="P1"><text:span text:style-name="T1">behealthy.uk.co</text:span></text:p>
          <text:p text:style-name="P1"><text:span text:style-name="T1">/welcome</text:span></text:p>
          <text:p text:style-name="P1"><text:span text:style-name="T3">IN=1</text:span><text:span text:style-name="T4"><text:tab/></text:span><text:span text:style-name="T3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xml:id="id40" draw:id="id40" draw:layer="layout" svg:width="3cm" svg:height="3cm" svg:x="37.851cm" svg:y="3.101cm">
          <text:p text:style-name="P1"><text:span text:style-name="T1">19</text:span></text:p>
          <text:p text:style-name="P1"><text:span text:style-name="T1">behealthy.uk.co</text:span></text:p>
          <text:p text:style-name="P1"><text:span text:style-name="T1">/whoami</text:span></text:p>
          <text:p text:style-name="P1"><text:span text:style-name="T3">IN=1</text:span><text:span text:style-name="T4"><text:tab/></text:span><text:span text:style-name="T3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42" draw:id="id42" draw:layer="layout" svg:width="3cm" svg:height="3cm" svg:x="35.851cm" svg:y="19.501cm">
          <text:p text:style-name="P1"><text:span text:style-name="T1">20</text:span></text:p>
          <text:p text:style-name="P1"><text:span text:style-name="T1">myhealth.uk.co</text:span></text:p>
          <text:p text:style-name="P1"><text:span text:style-name="T1">/FAQ</text:span></text:p>
          <text:p text:style-name="P1"><text:span text:style-name="T3">IN=1</text:span><text:span text:style-name="T4"><text:tab/></text:span><text:span text:style-name="T3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41" draw:id="id41" draw:layer="layout" svg:width="3cm" svg:height="3cm" svg:x="34.251cm" svg:y="13.801cm">
          <text:p text:style-name="P1"><text:span text:style-name="T1">21</text:span></text:p>
          <text:p text:style-name="P1"><text:span text:style-name="T1">myhealth.uk.co</text:span></text:p>
          <text:p text:style-name="P1"><text:span text:style-name="T1">/products</text:span></text:p>
          <text:p text:style-name="P1"><text:span text:style-name="T3">IN=0</text:span><text:span text:style-name="T4"><text:tab/></text:span><text:span text:style-name="T3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1.551cm" svg:y1="4.801cm" svg:x2="21.551cm" svg:y2="3.801cm" draw:start-shape="id22" draw:start-glue-point="4" draw:end-shape="id23" draw:end-glue-point="8" svg:d="M21551 4801v-1000" svg:viewBox="0 0 1 1001">
          <text:p/>
        </draw:connector>
        <draw:connector draw:style-name="gr22" draw:text-style-name="P23" draw:layer="layout" draw:type="line" svg:x1="13.451cm" svg:y1="9.301cm" svg:x2="16.39cm" svg:y2="9.44cm" draw:start-shape="id24" draw:end-shape="id25" draw:end-glue-point="5" svg:d="M13451 9301l2939 139" svg:viewBox="0 0 2940 140">
          <text:p/>
        </draw:connector>
        <draw:connector draw:style-name="gr22" draw:text-style-name="P23" draw:layer="layout" draw:type="line" svg:x1="11.951cm" svg:y1="10.801cm" svg:x2="13.051cm" svg:y2="12.501cm" draw:start-shape="id24" draw:start-glue-point="8" draw:end-shape="id26" draw:end-glue-point="4" svg:d="M11951 10801l1100 1700" svg:viewBox="0 0 1101 1701">
          <text:p/>
        </draw:connector>
        <draw:connector draw:style-name="gr22" draw:text-style-name="P23" draw:layer="layout" draw:type="line" svg:x1="18.512cm" svg:y1="9.44cm" svg:x2="20.051cm" svg:y2="6.301cm" draw:start-shape="id25" draw:start-glue-point="11" draw:end-shape="id22" draw:end-glue-point="6" svg:d="M18512 9440l1539-3139" svg:viewBox="0 0 1540 3140">
          <text:p/>
        </draw:connector>
        <draw:connector draw:style-name="gr22" draw:text-style-name="P23" draw:layer="layout" draw:type="line" svg:x1="17.451cm" svg:y1="12.001cm" svg:x2="17.49cm" svg:y2="16.94cm" draw:start-shape="id25" draw:start-glue-point="8" draw:end-shape="id27" draw:end-glue-point="5" svg:d="M17451 12001l39 4939" svg:viewBox="0 0 40 4940">
          <text:p/>
        </draw:connector>
        <draw:connector draw:style-name="gr22" draw:text-style-name="P23" draw:layer="layout" draw:type="line" svg:x1="9.051cm" svg:y1="5.501cm" svg:x2="20.49cm" svg:y2="5.24cm" draw:start-shape="id28" draw:start-glue-point="10" draw:end-shape="id22" draw:end-glue-point="5" svg:d="M9051 5501l11439-261" svg:viewBox="0 0 11440 262">
          <text:p/>
        </draw:connector>
        <draw:connector draw:style-name="gr22" draw:text-style-name="P23" draw:layer="layout" draw:type="line" svg:x1="8.612cm" svg:y1="6.562cm" svg:x2="10.89cm" svg:y2="8.24cm" draw:start-shape="id28" draw:start-glue-point="9" draw:end-shape="id24" draw:end-glue-point="5" svg:d="M8612 6562l2278 1678" svg:viewBox="0 0 2279 1679">
          <text:p/>
        </draw:connector>
        <draw:connector draw:style-name="gr22" draw:text-style-name="P23" draw:layer="layout" draw:type="line" svg:x1="7.551cm" svg:y1="7.001cm" svg:x2="6.551cm" svg:y2="13.101cm" draw:start-shape="id28" draw:start-glue-point="8" draw:end-shape="id29" draw:end-glue-point="4" svg:d="M7551 7001l-1000 6100" svg:viewBox="0 0 1001 6101">
          <text:p/>
        </draw:connector>
        <draw:connector draw:style-name="gr22" draw:text-style-name="P23" draw:layer="layout" draw:type="line" svg:x1="4.151cm" svg:y1="3.601cm" svg:x2="6.49cm" svg:y2="4.44cm" draw:start-shape="id30" draw:start-glue-point="10" draw:end-shape="id28" draw:end-glue-point="5" svg:d="M4151 3601l2339 839" svg:viewBox="0 0 2340 840">
          <text:p/>
        </draw:connector>
        <draw:connector draw:style-name="gr22" draw:text-style-name="P23" draw:layer="layout" draw:type="line" svg:x1="7.612cm" svg:y1="13.54cm" svg:x2="10.89cm" svg:y2="10.362cm" draw:start-shape="id29" draw:start-glue-point="11" draw:end-shape="id24" draw:end-glue-point="7" svg:d="M7612 13540l3278-3178" svg:viewBox="0 0 3279 3179">
          <text:p/>
        </draw:connector>
        <draw:connector draw:style-name="gr22" draw:text-style-name="P23" draw:layer="layout" draw:type="line" svg:x1="4.612cm" svg:y1="19.162cm" svg:x2="9.59cm" svg:y2="20.04cm" draw:start-shape="id31" draw:start-glue-point="9" draw:end-shape="id32" draw:end-glue-point="5" svg:d="M4612 19162l4978 878" svg:viewBox="0 0 4979 879">
          <text:p/>
        </draw:connector>
        <draw:connector draw:style-name="gr22" draw:text-style-name="P23" draw:layer="layout" draw:type="line" svg:x1="2.49cm" svg:y1="17.04cm" svg:x2="2.351cm" svg:y2="15.401cm" draw:start-shape="id31" draw:start-glue-point="5" draw:end-shape="id33" draw:end-glue-point="8" svg:d="M2490 17040l-139-1639" svg:viewBox="0 0 140 1640">
          <text:p/>
        </draw:connector>
        <draw:connector draw:style-name="gr22" draw:text-style-name="P23" draw:layer="layout" draw:type="line" svg:x1="4.612cm" svg:y1="17.04cm" svg:x2="5.49cm" svg:y2="15.662cm" draw:start-shape="id31" draw:start-glue-point="11" draw:end-shape="id29" draw:end-glue-point="7" svg:d="M4612 17040l878-1378" svg:viewBox="0 0 879 1379">
          <text:p/>
        </draw:connector>
        <draw:connector draw:style-name="gr22" draw:text-style-name="P23" draw:layer="layout" draw:type="line" svg:x1="12.89cm" svg:y1="23.64cm" svg:x2="11.712cm" svg:y2="22.162cm" draw:start-shape="id34" draw:start-glue-point="5" draw:end-shape="id32" draw:end-glue-point="9" svg:d="M12890 23640l-1178-1478" svg:viewBox="0 0 1179 1479">
          <text:p/>
        </draw:connector>
        <draw:connector draw:style-name="gr22" draw:text-style-name="P23" draw:layer="layout" draw:type="line" svg:x1="10.651cm" svg:y1="19.601cm" svg:x2="13.051cm" svg:y2="15.501cm" draw:start-shape="id32" draw:start-glue-point="4" draw:end-shape="id26" draw:end-glue-point="8" svg:d="M10651 19601l2400-4100" svg:viewBox="0 0 2401 4101">
          <text:p/>
        </draw:connector>
        <draw:connector draw:style-name="gr22" draw:text-style-name="P23" draw:layer="layout" draw:type="line" svg:x1="19.612cm" svg:y1="16.94cm" svg:x2="21.09cm" svg:y2="14.462cm" draw:start-shape="id27" draw:start-glue-point="11" draw:end-shape="id35" draw:end-glue-point="7" svg:d="M19612 16940l1478-2478" svg:viewBox="0 0 1479 2479">
          <text:p/>
        </draw:connector>
        <draw:connector draw:style-name="gr22" draw:text-style-name="P23" draw:layer="layout" draw:type="line" svg:x1="22.151cm" svg:y1="11.901cm" svg:x2="21.551cm" svg:y2="7.801cm" draw:start-shape="id35" draw:start-glue-point="4" draw:end-shape="id22" draw:end-glue-point="8" svg:d="M22151 11901l-600-4100" svg:viewBox="0 0 601 4101">
          <text:p/>
        </draw:connector>
        <draw:connector draw:style-name="gr22" draw:text-style-name="P23" draw:layer="layout" draw:type="line" svg:x1="25.451cm" svg:y1="17.101cm" svg:x2="20.051cm" svg:y2="18.001cm" draw:start-shape="id36" draw:start-glue-point="6" draw:end-shape="id27" draw:end-glue-point="10" svg:d="M25451 17101l-5400 900" svg:viewBox="0 0 5401 901">
          <text:p/>
        </draw:connector>
        <draw:connector draw:style-name="gr22" draw:text-style-name="P23" draw:layer="layout" draw:type="line" svg:x1="26.951cm" svg:y1="15.601cm" svg:x2="22.612cm" svg:y2="7.362cm" draw:start-shape="id36" draw:start-glue-point="4" draw:end-shape="id22" draw:end-glue-point="9" svg:d="M26951 15601l-4339-8239" svg:viewBox="0 0 4340 8240">
          <text:p/>
        </draw:connector>
        <draw:connector draw:style-name="gr22" draw:text-style-name="P23" draw:layer="layout" draw:type="line" svg:x1="31.851cm" svg:y1="9.001cm" svg:x2="31.351cm" svg:y2="6.201cm" draw:start-shape="id37" draw:start-glue-point="4" draw:end-shape="id38" draw:end-glue-point="8" svg:d="M31851 9001l-500-2800" svg:viewBox="0 0 501 2801">
          <text:p/>
        </draw:connector>
        <draw:connector draw:style-name="gr22" draw:text-style-name="P23" draw:layer="layout" draw:type="line" svg:x1="29.851cm" svg:y1="4.701cm" svg:x2="23.051cm" svg:y2="6.301cm" draw:start-shape="id38" draw:start-glue-point="6" draw:end-shape="id22" draw:end-glue-point="10" svg:d="M29851 4701l-6800 1600" svg:viewBox="0 0 6801 1601">
          <text:p/>
        </draw:connector>
        <draw:connector draw:style-name="gr22" draw:text-style-name="P23" draw:layer="layout" draw:type="line" svg:x1="39.651cm" svg:y1="7.801cm" svg:x2="39.351cm" svg:y2="6.101cm" draw:start-shape="id39" draw:end-shape="id40" svg:d="M39651 7801l-300-1700" svg:viewBox="0 0 301 1701">
          <text:p/>
        </draw:connector>
        <draw:connector draw:style-name="gr22" draw:text-style-name="P23" draw:layer="layout" draw:type="line" svg:x1="38.151cm" svg:y1="9.301cm" svg:x2="33.351cm" svg:y2="10.501cm" draw:start-shape="id39" draw:start-glue-point="6" draw:end-shape="id37" draw:end-glue-point="10" svg:d="M38151 9301l-4800 1200" svg:viewBox="0 0 4801 1201">
          <text:p/>
        </draw:connector>
        <draw:connector draw:style-name="gr22" draw:text-style-name="P23" draw:layer="layout" draw:type="line" svg:x1="35.751cm" svg:y1="16.801cm" svg:x2="37.351cm" svg:y2="19.501cm" draw:start-shape="id41" draw:start-glue-point="8" draw:end-shape="id42" svg:d="M35751 16801l1600 2700" svg:viewBox="0 0 1601 2701">
          <text:p/>
        </draw:connector>
        <draw:connector draw:style-name="gr22" draw:text-style-name="P23" draw:layer="layout" draw:type="line" svg:x1="34.69cm" svg:y1="14.24cm" svg:x2="32.912cm" svg:y2="11.562cm" draw:start-shape="id41" draw:start-glue-point="5" draw:end-shape="id37" draw:end-glue-point="9" svg:d="M34690 14240l-1778-2678" svg:viewBox="0 0 1779 2679">
          <text:p/>
        </draw:connector>
        <draw:connector draw:style-name="gr22" draw:text-style-name="P23" draw:layer="layout" draw:type="line" svg:x1="36.812cm" svg:y1="14.24cm" svg:x2="39.651cm" svg:y2="10.801cm" draw:start-shape="id41" draw:start-glue-point="11" draw:end-shape="id39" draw:end-glue-point="8" svg:d="M36812 14240l2839-3439" svg:viewBox="0 0 2840 34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0:27:11.341000000</meta:creation-date>
    <dc:date>2018-06-15T11:45:58.527000000</dc:date>
    <meta:editing-duration>PT18M51S</meta:editing-duration>
    <meta:editing-cycles>8</meta:editing-cycles>
    <meta:generator>LibreOffice/5.3.5.2$Windows_X86_64 LibreOffice_project/50d9bf2b0a79cdb85a3814b592608037a682059d</meta:generator>
    <meta:document-statistic meta:object-count="94"/>
  </office:meta>
</office:document-meta>
</file>